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>
      <style:text-properties fo:font-weight="normal" style:font-weight-asian="normal" style:font-weight-complex="normal"/>
    </style:style>
    <style:style style:name="ce1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mmWave link budget</text:p>
          </table:table-cell>
          <table:covered-table-cell table:number-columns-repeated="2" table:style-name="ce4"/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Paramet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imiting link</text:p>
          </table:table-cell>
          <table:table-cell table:style-name="Default" office:value-type="string" calcext:value-type="string">
            <text:p>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edge throughput [Mbps]</text:p>
          </table:table-cell>
          <table:table-cell office:value-type="float" office:value="20" calcext:value-type="float">
            <text:p>20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Carrier frequency [GHz]</text:p>
          </table:table-cell>
          <table:table-cell office:value-type="float" office:value="28" calcext:value-type="float">
            <text:p>28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Allocated bandwidth [kHz]</text:p>
          </table:table-cell>
          <table:table-cell office:value-type="float" office:value="100000" calcext:value-type="float">
            <text:p>100000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BS antenna height [m]</text:p>
          </table:table-cell>
          <table:table-cell office:value-type="float" office:value="33" calcext:value-type="float">
            <text:p>33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UE antenna height [m]</text:p>
          </table:table-cell>
          <table:table-cell office:value-type="float" office:value="1.5" calcext:value-type="float">
            <text:p>1.5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Coverage probability</text:p>
          </table:table-cell>
          <table:table-cell office:value-type="float" office:value="0.9" calcext:value-type="float">
            <text:p>0.9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Shadowing std dev [dB]</text:p>
          </table:table-cell>
          <table:table-cell office:value-type="float" office:value="6" calcext:value-type="float">
            <text:p>6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Shadowing Ks/sigma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value for 0.90 coverage probability</text:p>
          </table:table-cell>
          <table:table-cell/>
        </table:table-row>
        <table:table-row table:style-name="ro1">
          <table:table-cell office:value-type="string" calcext:value-type="string">
            <text:p>HARQ retransmissions</text:p>
          </table:table-cell>
          <table:table-cell office:value-type="float" office:value="4" calcext:value-type="float">
            <text:p>4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Foliage depth [m]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ssumption</text:p>
          </table:table-cell>
          <table:table-cell/>
        </table:table-row>
        <table:table-row table:style-name="ro1">
          <table:table-cell office:value-type="string" calcext:value-type="string">
            <text:p>Foliage gamma</text:p>
          </table:table-cell>
          <table:table-cell table:style-name="Default" office:value-type="float" office:value="2.85" calcext:value-type="float">
            <text:p>2.85</text:p>
          </table:table-cell>
          <table:table-cell office:value-type="string" calcext:value-type="string">
            <text:p>from research</text:p>
          </table:table-cell>
          <table:table-cell/>
        </table:table-row>
        <table:table-row table:style-name="ro1">
          <table:table-cell office:value-type="string" calcext:value-type="string">
            <text:p>Foliage Am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string" calcext:value-type="string">
            <text:p>from research</text:p>
          </table:table-cell>
          <table:table-cell/>
        </table:table-row>
        <table:table-row table:style-name="ro1">
          <table:table-cell office:value-type="string" calcext:value-type="string">
            <text:p>Foliage sigma</text:p>
          </table:table-cell>
          <table:table-cell table:style-name="Default" office:value-type="float" office:value="4.65" calcext:value-type="float">
            <text:p>4.65</text:p>
          </table:table-cell>
          <table:table-cell office:value-type="string" calcext:value-type="string">
            <text:p>from research</text:p>
          </table:table-cell>
          <table:table-cell/>
        </table:table-row>
        <table:table-row table:style-name="ro1">
          <table:table-cell table:style-name="ce1" office:value-type="string" calcext:value-type="string">
            <text:p>Transmissi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EIRP [dBm]</text:p>
          </table:table-cell>
          <table:table-cell office:value-type="float" office:value="26" calcext:value-type="float">
            <text:p>26.00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get SINR [dB]</text:p>
          </table:table-cell>
          <table:table-cell table:formula="of:=10*LOG10(2^([.B5]*10^3/[.B7])-1)" office:value-type="float" office:value="-8.2769383591424" calcext:value-type="float">
            <text:p>-8.28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office:value-type="string" calcext:value-type="string">
            <text:p>Thermal noise density [dBm/Hz]</text:p>
          </table:table-cell>
          <table:table-cell office:value-type="float" office:value="-174" calcext:value-type="float">
            <text:p>-174.00</text:p>
          </table:table-cell>
          <table:table-cell office:value-type="string" calcext:value-type="string">
            <text:p>background noise from boltzmann an room temp</text:p>
          </table:table-cell>
          <table:table-cell/>
        </table:table-row>
        <table:table-row table:style-name="ro1">
          <table:table-cell office:value-type="string" calcext:value-type="string">
            <text:p>Noise power in the band [dBm]</text:p>
          </table:table-cell>
          <table:table-cell table:formula="of:=[.B22]+10*LOG([.B7] * POWER(10;3);10)" office:value-type="float" office:value="-94" calcext:value-type="float">
            <text:p>-94.00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office:value-type="string" calcext:value-type="string">
            <text:p>BS noise factor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BS antenna gain [dBi]</text:p>
          </table:table-cell>
          <table:table-cell office:value-type="float" office:value="8" calcext:value-type="float">
            <text:p>8.0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Diversity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ypical value</text:p>
          </table:table-cell>
          <table:table-cell/>
        </table:table-row>
        <table:table-row table:style-name="ro1">
          <table:table-cell office:value-type="string" calcext:value-type="string">
            <text:p>Antenna array gain [dB]</text:p>
          </table:table-cell>
          <table:table-cell office:value-type="float" office:value="18.061" calcext:value-type="float">
            <text:p>18.06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office:value-type="string" calcext:value-type="string">
            <text:p>Scheduling gain [dB]</text:p>
          </table:table-cell>
          <table:table-cell office:value-type="float" office:value="3" calcext:value-type="float">
            <text:p>3.00</text:p>
          </table:table-cell>
          <table:table-cell office:value-type="string" calcext:value-type="string">
            <text:p>typical value</text:p>
          </table:table-cell>
          <table:table-cell/>
        </table:table-row>
        <table:table-row table:style-name="ro1">
          <table:table-cell office:value-type="string" calcext:value-type="string">
            <text:p>HARQ gain [dB]</text:p>
          </table:table-cell>
          <table:table-cell table:formula="of:=10*LOG([.B13];10)" office:value-type="float" office:value="6.02059991327962" calcext:value-type="float">
            <text:p>6.02</text:p>
          </table:table-cell>
          <table:table-cell office:value-type="string" calcext:value-type="string">
            <text:p>solved from amount of retransmissions</text:p>
          </table:table-cell>
          <table:table-cell/>
        </table:table-row>
        <table:table-row table:style-name="ro1">
          <table:table-cell office:value-type="string" calcext:value-type="string">
            <text:p>Sensitivity [dBm]</text:p>
          </table:table-cell>
          <table:table-cell table:formula="of:=[.B21]+[.B23]+[.B24]-SUM([.B25:.B29])" office:value-type="float" office:value="-137.358538272422" calcext:value-type="float">
            <text:p>-137.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gins 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terference margin [dB]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given value</text:p>
          </table:table-cell>
          <table:table-cell/>
        </table:table-row>
        <table:table-row table:style-name="ro1">
          <table:table-cell office:value-type="string" calcext:value-type="string">
            <text:p>Shadowing margin [dB]</text:p>
          </table:table-cell>
          <table:table-cell table:formula="of:=[.B12]*[.B11]" office:value-type="float" office:value="7.68" calcext:value-type="float">
            <text:p>7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 loss [dB]</text:p>
          </table:table-cell>
          <table:table-cell office:value-type="float" office:value="5.6" calcext:value-type="float">
            <text:p>5.60</text:p>
          </table:table-cell>
          <table:table-cell office:value-type="string" calcext:value-type="string">
            <text:p>from research</text:p>
          </table:table-cell>
          <table:table-cell/>
        </table:table-row>
        <table:table-row table:style-name="ro1">
          <table:table-cell office:value-type="string" calcext:value-type="string">
            <text:p>Foliage loss [dB]</text:p>
          </table:table-cell>
          <table:table-cell table:formula="of:=[.B16]*(1-EXP(-[.B15]/[.B16]*[.B14])) + [.B17]" office:value-type="float" office:value="9.88936790743557" calcext:value-type="float">
            <text:p>9.89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office:value-type="string" calcext:value-type="string">
            <text:p>Rain loss [dB]</text:p>
          </table:table-cell>
          <table:table-cell office:value-type="float" office:value="0.6" calcext:value-type="float">
            <text:p>0.60</text:p>
          </table:table-cell>
          <table:table-cell office:value-type="string" calcext:value-type="string">
            <text:p>from research</text:p>
          </table:table-cell>
          <table:table-cell/>
        </table:table-row>
        <table:table-row table:style-name="ro1">
          <table:table-cell office:value-type="string" calcext:value-type="string">
            <text:p>Indoor propagation margin [dB]</text:p>
          </table:table-cell>
          <table:table-cell office:value-type="float" office:value="22.72" calcext:value-type="float">
            <text:p>22.72</text:p>
          </table:table-cell>
          <table:table-cell office:value-type="string" calcext:value-type="string">
            <text:p>computed value</text:p>
          </table:table-cell>
          <table:table-cell/>
        </table:table-row>
        <table:table-row table:style-name="ro1">
          <table:table-cell office:value-type="string" calcext:value-type="string">
            <text:p>Total margins, indoor [dB]</text:p>
          </table:table-cell>
          <table:table-cell table:formula="of:=SUM([.B32:.B37])" office:value-type="float" office:value="46.9893679074356" calcext:value-type="float">
            <text:p>4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margins, outdoor [dB]</text:p>
          </table:table-cell>
          <table:table-cell table:formula="of:=SUM([.B32:.B36])" office:value-type="float" office:value="24.2693679074356" calcext:value-type="float">
            <text:p>24.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ell 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PL, indoor [dB]</text:p>
          </table:table-cell>
          <table:table-cell table:formula="of:=[.B19]-[.B30]-[.B38]" office:value-type="float" office:value="116.369170364986" calcext:value-type="float">
            <text:p>116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L, outdoor [dB]</text:p>
          </table:table-cell>
          <table:table-cell table:formula="of:=[.B19]-[.B30]-[.B39]" office:value-type="float" office:value="139.089170364986" calcext:value-type="float">
            <text:p>13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L’ UMa-NL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range, indoor [m]</text:p>
          </table:table-cell>
          <table:table-cell table:formula="of:=(0.427072 * EXP(0.0353519 * [.$B$9] + 0.0589198 * [.$B41]))/([.$B$6])^0.511771" office:value-type="float" office:value="77.7382798325441" calcext:value-type="float">
            <text:p>77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 cell radius, indoor [m]</text:p>
          </table:table-cell>
          <table:table-cell table:style-name="ce3" table:formula="of:=SQRT([.B44]^2-([.$B$8]-[.$B$9])^2)" office:value-type="float" office:value="71.0703183567017" calcext:value-type="float">
            <text:p>7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 range, outdoor [m]</text:p>
          </table:table-cell>
          <table:table-cell table:formula="of:=(0.427072 * EXP(0.0353519 * [.$B$9] + 0.0589198 * [.$B42]))/([.$B$6])^0.511771" office:value-type="float" office:value="296.487676398253" calcext:value-type="float">
            <text:p>296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D cell radius, outdoor [m]</text:p>
          </table:table-cell>
          <table:table-cell table:style-name="ce3" table:formula="of:=SQRT([.B46]^2-([.$B$8]-[.$B$9])^2)" office:value-type="float" office:value="294.809586438493" calcext:value-type="float">
            <text:p>294.8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4" table:number-rows-spanned="1">
            <text:p>mmWave / LTE deployment scenario, Paris 13e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mmWave 5 Mbps</text:p>
          </table:table-cell>
          <table:table-cell table:style-name="ce1" office:value-type="string" calcext:value-type="string">
            <text:p>mmWave 20 Mbps</text:p>
          </table:table-cell>
          <table:table-cell table:style-name="ce1" office:value-type="string" calcext:value-type="string">
            <text:p>LTE</text:p>
          </table:table-cell>
        </table:table-row>
        <table:table-row table:style-name="ro1">
          <table:table-cell table:style-name="ce6" office:value-type="string" calcext:value-type="string">
            <text:p>2D cell radius, indoor [km]</text:p>
          </table:table-cell>
          <table:table-cell table:style-name="ce9" office:value-type="float" office:value="0.107838576640667" calcext:value-type="float">
            <text:p>0.11</text:p>
          </table:table-cell>
          <table:table-cell table:style-name="ce9" office:value-type="float" office:value="0.0710703183567017" calcext:value-type="float">
            <text:p>0.07</text:p>
          </table:table-cell>
          <table:table-cell table:style-name="ce2" office:value-type="float" office:value="1.155" calcext:value-type="float">
            <text:p>1.16</text:p>
          </table:table-cell>
        </table:table-row>
        <table:table-row table:style-name="ro1">
          <table:table-cell table:style-name="ce6" office:value-type="string" calcext:value-type="string">
            <text:p>2D cell radius, outdoor [km]</text:p>
          </table:table-cell>
          <table:table-cell table:style-name="ce9" office:value-type="float" office:value="0.42731569024855" calcext:value-type="float">
            <text:p>0.43</text:p>
          </table:table-cell>
          <table:table-cell table:style-name="ce9" office:value-type="float" office:value="0.294809586438493" calcext:value-type="float">
            <text:p>0.29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verage area, indoor [km²]</text:p>
          </table:table-cell>
          <table:table-cell table:formula="of:=PI()*[.B52]^2" office:value-type="float" office:value="0.0365340792625284" calcext:value-type="float">
            <text:p>0.04</text:p>
          </table:table-cell>
          <table:table-cell table:style-name="ce2" table:formula="of:=PI()*[.C52]^2" office:value-type="float" office:value="0.0158681535527505" calcext:value-type="float">
            <text:p>0.02</text:p>
          </table:table-cell>
          <table:table-cell table:style-name="ce2" table:formula="of:=PI()*[.D52]^2" office:value-type="float" office:value="4.19096313970512" calcext:value-type="float">
            <text:p>4.19</text:p>
          </table:table-cell>
        </table:table-row>
        <table:table-row table:style-name="ro1">
          <table:table-cell office:value-type="string" calcext:value-type="string">
            <text:p>Coverage area, outdoor [km²]</text:p>
          </table:table-cell>
          <table:table-cell table:formula="of:=PI()*[.B53]^2" office:value-type="float" office:value="0.573650731750012" calcext:value-type="float">
            <text:p>0.57</text:p>
          </table:table-cell>
          <table:table-cell table:style-name="ce2" table:formula="of:=PI()*[.C53]^2" office:value-type="float" office:value="0.273044275495271" calcext:value-type="float">
            <text:p>0.27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eographic coverage, indoor [%]</text:p>
          </table:table-cell>
          <table:table-cell table:formula="of:=MIN([.B54]*31/7.15*100;100)" office:value-type="float" office:value="15.8399504494879" calcext:value-type="float">
            <text:p>15.84</text:p>
          </table:table-cell>
          <table:table-cell table:style-name="ce2" table:formula="of:=MIN([.C54]*31/7.15*100;100)" office:value-type="float" office:value="6.87989874315057" calcext:value-type="float">
            <text:p>6.88</text:p>
          </table:table-cell>
          <table:table-cell table:style-name="ce2" table:formula="of:=MIN([.D54]*31/7.15*100;100)" office:value-type="float" office:value="100" calcext:value-type="float">
            <text:p>100.00</text:p>
          </table:table-cell>
        </table:table-row>
        <table:table-row table:style-name="ro1">
          <table:table-cell office:value-type="string" calcext:value-type="string">
            <text:p>Geographic coverage, outdoor [%]</text:p>
          </table:table-cell>
          <table:table-cell table:formula="of:=MIN([.B55]*31/7.15*100;100)" office:value-type="float" office:value="100" calcext:value-type="float">
            <text:p>100.00</text:p>
          </table:table-cell>
          <table:table-cell table:style-name="ce2" table:formula="of:=MIN([.C55]*31/7.15*100;100)" office:value-type="float" office:value="100" calcext:value-type="float">
            <text:p>100.00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equired number of BS sites, indoor</text:p>
          </table:table-cell>
          <table:table-cell table:style-name="ce12" table:formula="of:=CEILING(7.15/[.B54])" office:value-type="float" office:value="196" calcext:value-type="float">
            <text:p>196</text:p>
          </table:table-cell>
          <table:table-cell table:style-name="ce12" table:formula="of:=CEILING(7.15/[.C54])" office:value-type="float" office:value="451" calcext:value-type="float">
            <text:p>451</text:p>
          </table:table-cell>
          <table:table-cell table:style-name="ce12" table:formula="of:=CEILING(7.15/[.D5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quired number of BS sites, outdoor</text:p>
          </table:table-cell>
          <table:table-cell table:style-name="ce12" table:formula="of:=CEILING(7.15/[.B55])" office:value-type="float" office:value="13" calcext:value-type="float">
            <text:p>13</text:p>
          </table:table-cell>
          <table:table-cell table:style-name="ce12" table:formula="of:=CEILING(7.15/[.C55])" office:value-type="float" office:value="27" calcext:value-type="float">
            <text:p>27</text:p>
          </table:table-cell>
          <table:table-cell table:style-name="ce1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5" loext:min-decimal-places="15" number:min-integer-digits="1"/>
    </number:number-style>
    <number:number-style style:name="N11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20:36:45.308072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7:06:46.706807556</meta:creation-date>
    <dc:date>2022-06-30T20:47:53.633648332</dc:date>
    <meta:editing-duration>PT1H11M6S</meta:editing-duration>
    <meta:editing-cycles>7</meta:editing-cycles>
    <meta:generator>LibreOffice/6.4.7.2$Linux_X86_64 LibreOffice_project/40$Build-2</meta:generator>
    <meta:document-statistic meta:table-count="1" meta:cell-count="150" meta:object-count="0"/>
  </office:meta>
</office:document-meta>
</file>